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2" style:parent-style-name="Normal" style:family="paragraph">
      <style:paragraph-properties fo:margin-top="0.0694in" fo:margin-bottom="0.0694in" fo:line-height="100%"/>
    </style:style>
    <style:style style:name="T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20" style:parent-style-name="Normal" style:family="paragraph">
      <style:paragraph-properties fo:margin-top="0.0694in" fo:margin-bottom="0.0694in" fo:line-height="100%"/>
    </style:style>
    <style:style style:name="T2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2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27" style:parent-style-name="Normal" style:family="paragraph">
      <style:paragraph-properties fo:margin-top="0.0694in" fo:margin-bottom="0.0694in" fo:line-height="100%"/>
    </style:style>
    <style:style style:name="T2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45" style:parent-style-name="Normal" style:family="paragraph">
      <style:paragraph-properties fo:margin-top="0.0694in" fo:margin-bottom="0.0694in" fo:line-height="100%"/>
    </style:style>
    <style:style style:name="T4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5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52" style:parent-style-name="Normal" style:family="paragraph">
      <style:paragraph-properties fo:margin-top="0.0694in" fo:margin-bottom="0.0694in" fo:line-height="100%"/>
    </style:style>
    <style:style style:name="T5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6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6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6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6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6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6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6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6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6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6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70" style:parent-style-name="Normal" style:family="paragraph">
      <style:paragraph-properties fo:margin-top="0.0694in" fo:margin-bottom="0.0694in" fo:line-height="100%"/>
    </style:style>
    <style:style style:name="T7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7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7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7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7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7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77" style:parent-style-name="Normal" style:family="paragraph">
      <style:paragraph-properties fo:margin-top="0.0694in" fo:margin-bottom="0.0694in" fo:line-height="100%"/>
    </style:style>
    <style:style style:name="T7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7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8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8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8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8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8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8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8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8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8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8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9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9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9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9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9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95" style:parent-style-name="Normal" style:family="paragraph">
      <style:paragraph-properties fo:margin-top="0.0694in" fo:margin-bottom="0.0694in" fo:line-height="100%"/>
    </style:style>
    <style:style style:name="T9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9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9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9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0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0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102" style:parent-style-name="Normal" style:family="paragraph">
      <style:paragraph-properties fo:margin-top="0.0694in" fo:margin-bottom="0.0694in" fo:line-height="100%"/>
    </style:style>
    <style:style style:name="T10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0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0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0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0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0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0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1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1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1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1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1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1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1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1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1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1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20" style:parent-style-name="Normal" style:family="paragraph">
      <style:paragraph-properties fo:margin-top="0.0694in" fo:margin-bottom="0.0694in" fo:line-height="100%"/>
    </style:style>
    <style:style style:name="T12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2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2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2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2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2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127" style:parent-style-name="Normal" style:family="paragraph">
      <style:paragraph-properties fo:margin-top="0.0694in" fo:margin-bottom="0.0694in" fo:line-height="100%"/>
    </style:style>
    <style:style style:name="T12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2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3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3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3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3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3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3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3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3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3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3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4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4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4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4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4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45" style:parent-style-name="Normal" style:family="paragraph">
      <style:paragraph-properties fo:margin-top="0.0694in" fo:margin-bottom="0.0694in" fo:line-height="100%"/>
    </style:style>
    <style:style style:name="T14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4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4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4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5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5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152" style:parent-style-name="Normal" style:family="paragraph">
      <style:paragraph-properties fo:margin-top="0.0694in" fo:margin-bottom="0.0694in" fo:line-height="100%"/>
    </style:style>
    <style:style style:name="T15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5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5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5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5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5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5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6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6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6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6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6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6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6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6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6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6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70" style:parent-style-name="Normal" style:family="paragraph">
      <style:paragraph-properties fo:margin-top="0.0694in" fo:margin-bottom="0.0694in" fo:line-height="100%"/>
    </style:style>
    <style:style style:name="T17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7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7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7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7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7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177" style:parent-style-name="Normal" style:family="paragraph">
      <style:paragraph-properties fo:margin-top="0.0694in" fo:margin-bottom="0.0694in" fo:line-height="100%"/>
    </style:style>
    <style:style style:name="T17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7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8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8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8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8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8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8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8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8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8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8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9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9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9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9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9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95" style:parent-style-name="Normal" style:family="paragraph">
      <style:paragraph-properties fo:margin-top="0.0694in" fo:margin-bottom="0.0694in" fo:line-height="100%"/>
    </style:style>
    <style:style style:name="T19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9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9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9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0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20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202" style:parent-style-name="Normal" style:family="paragraph">
      <style:paragraph-properties fo:margin-top="0.0694in" fo:margin-bottom="0.0694in" fo:line-height="100%"/>
    </style:style>
    <style:style style:name="T20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0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0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0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0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0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0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1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1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1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1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1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1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1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1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1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1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220" style:parent-style-name="Normal" style:family="paragraph">
      <style:paragraph-properties fo:margin-top="0.0694in" fo:margin-bottom="0.0694in" fo:line-height="100%"/>
    </style:style>
    <style:style style:name="T22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2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2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2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2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22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227" style:parent-style-name="Normal" style:family="paragraph">
      <style:paragraph-properties fo:margin-top="0.0694in" fo:margin-bottom="0.0694in" fo:line-height="100%"/>
    </style:style>
    <style:style style:name="T22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2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3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3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3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3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3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3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3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3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3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3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4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4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4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4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4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245" style:parent-style-name="Normal" style:family="paragraph">
      <style:paragraph-properties fo:margin-top="0.0694in" fo:margin-bottom="0.0694in" fo:line-height="100%"/>
    </style:style>
    <style:style style:name="T24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4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4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4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5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25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252" style:parent-style-name="Normal" style:family="paragraph">
      <style:paragraph-properties fo:margin-top="0.0694in" fo:margin-bottom="0.0694in" fo:line-height="100%"/>
    </style:style>
    <style:style style:name="T25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5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5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5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5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5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5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6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6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6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6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6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6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6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6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6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6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270" style:parent-style-name="Normal" style:family="paragraph">
      <style:paragraph-properties fo:margin-top="0.0694in" fo:margin-bottom="0.0694in" fo:line-height="100%"/>
    </style:style>
    <style:style style:name="T27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7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7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7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7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27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277" style:parent-style-name="Normal" style:family="paragraph">
      <style:paragraph-properties fo:margin-top="0.0694in" fo:margin-bottom="0.0694in" fo:line-height="100%"/>
    </style:style>
    <style:style style:name="T27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7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8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8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8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8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8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8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8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8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8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8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9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9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9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9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9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295" style:parent-style-name="Normal" style:family="paragraph">
      <style:paragraph-properties fo:margin-top="0.0694in" fo:margin-bottom="0.0694in" fo:line-height="100%"/>
    </style:style>
    <style:style style:name="T29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9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9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9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0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30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302" style:parent-style-name="Normal" style:family="paragraph">
      <style:paragraph-properties fo:margin-top="0.0694in" fo:margin-bottom="0.0694in" fo:line-height="100%"/>
    </style:style>
    <style:style style:name="T30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0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0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0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0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0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0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1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1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1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1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1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1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1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1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1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1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320" style:parent-style-name="Normal" style:family="paragraph">
      <style:paragraph-properties fo:margin-top="0.0694in" fo:margin-bottom="0.0694in" fo:line-height="100%"/>
    </style:style>
    <style:style style:name="T32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2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2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2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2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32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327" style:parent-style-name="Normal" style:family="paragraph">
      <style:paragraph-properties fo:margin-top="0.0694in" fo:margin-bottom="0.0694in" fo:line-height="100%"/>
    </style:style>
    <style:style style:name="T32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2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3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3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3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3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3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3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3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3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3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3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4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4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4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4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4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345" style:parent-style-name="Normal" style:family="paragraph">
      <style:paragraph-properties fo:margin-top="0.0694in" fo:margin-bottom="0.0694in" fo:line-height="100%"/>
    </style:style>
    <style:style style:name="T34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4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4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4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5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35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352" style:parent-style-name="Normal" style:family="paragraph">
      <style:paragraph-properties fo:margin-top="0.0694in" fo:margin-bottom="0.0694in" fo:line-height="100%"/>
    </style:style>
    <style:style style:name="T35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5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5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5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5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5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5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6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6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6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6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6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6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6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6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6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6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370" style:parent-style-name="Normal" style:family="paragraph">
      <style:paragraph-properties fo:margin-top="0.0694in" fo:margin-bottom="0.0694in" fo:line-height="100%"/>
    </style:style>
    <style:style style:name="T37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7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7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7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7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37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377" style:parent-style-name="Normal" style:family="paragraph">
      <style:paragraph-properties fo:margin-top="0.0694in" fo:margin-bottom="0.0694in" fo:line-height="100%"/>
    </style:style>
    <style:style style:name="T37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7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8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8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8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8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8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8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8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8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8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8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9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9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9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9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9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395" style:parent-style-name="Normal" style:family="paragraph">
      <style:paragraph-properties fo:margin-top="0.0694in" fo:margin-bottom="0.0694in" fo:line-height="100%"/>
    </style:style>
    <style:style style:name="T39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9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9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9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0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40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402" style:parent-style-name="Normal" style:family="paragraph">
      <style:paragraph-properties fo:margin-top="0.0694in" fo:margin-bottom="0.0694in" fo:line-height="100%"/>
    </style:style>
    <style:style style:name="T40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0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0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0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0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0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0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1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1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1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1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1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1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1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1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1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1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420" style:parent-style-name="Normal" style:family="paragraph">
      <style:paragraph-properties fo:margin-top="0.0694in" fo:margin-bottom="0.0694in" fo:line-height="100%"/>
    </style:style>
    <style:style style:name="T42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2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2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2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2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42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427" style:parent-style-name="Normal" style:family="paragraph">
      <style:paragraph-properties fo:margin-top="0.0694in" fo:margin-bottom="0.0694in" fo:line-height="100%"/>
    </style:style>
    <style:style style:name="T42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2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3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3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3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3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3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3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3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3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3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3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4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4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4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4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4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445" style:parent-style-name="Normal" style:family="paragraph">
      <style:paragraph-properties fo:margin-top="0.0694in" fo:margin-bottom="0.0694in" fo:line-height="100%"/>
    </style:style>
    <style:style style:name="T44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4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4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4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5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45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452" style:parent-style-name="Normal" style:family="paragraph">
      <style:paragraph-properties fo:margin-top="0.0694in" fo:margin-bottom="0.0694in" fo:line-height="100%"/>
    </style:style>
    <style:style style:name="T45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5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5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5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5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5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5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6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6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6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6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6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6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6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6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6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6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470" style:parent-style-name="Normal" style:family="paragraph">
      <style:paragraph-properties fo:margin-top="0.0694in" fo:margin-bottom="0.0694in" fo:line-height="100%"/>
    </style:style>
    <style:style style:name="T47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7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7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7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7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47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477" style:parent-style-name="Normal" style:family="paragraph">
      <style:paragraph-properties fo:margin-top="0.0694in" fo:margin-bottom="0.0694in" fo:line-height="100%"/>
    </style:style>
    <style:style style:name="T47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7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8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8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8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8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8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8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8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8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8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8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9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9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9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9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9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495" style:parent-style-name="Normal" style:family="paragraph">
      <style:paragraph-properties fo:margin-top="0.0694in" fo:margin-bottom="0.0694in" fo:line-height="100%"/>
    </style:style>
    <style:style style:name="T49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9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9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9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0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50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502" style:parent-style-name="Normal" style:family="paragraph">
      <style:paragraph-properties fo:margin-top="0.0694in" fo:margin-bottom="0.0694in" fo:line-height="100%"/>
    </style:style>
    <style:style style:name="T50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0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0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0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0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0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0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1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1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1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1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1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1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1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1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1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1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520" style:parent-style-name="Normal" style:family="paragraph">
      <style:paragraph-properties fo:margin-top="0.0694in" fo:margin-bottom="0.0694in" fo:line-height="100%"/>
    </style:style>
    <style:style style:name="T52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2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2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2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2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52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527" style:parent-style-name="Normal" style:family="paragraph">
      <style:paragraph-properties fo:margin-top="0.0694in" fo:margin-bottom="0.0694in" fo:line-height="100%"/>
    </style:style>
    <style:style style:name="T52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2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3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3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3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3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3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3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3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3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3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3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4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4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4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4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4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545" style:parent-style-name="Normal" style:family="paragraph">
      <style:paragraph-properties fo:margin-top="0.0694in" fo:margin-bottom="0.0694in" fo:line-height="100%"/>
    </style:style>
    <style:style style:name="T54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4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4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4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5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55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552" style:parent-style-name="Normal" style:family="paragraph">
      <style:paragraph-properties fo:margin-top="0.0694in" fo:margin-bottom="0.0694in" fo:line-height="100%"/>
    </style:style>
    <style:style style:name="T55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5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5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5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5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5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5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6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6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6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6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6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6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6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6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6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6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570" style:parent-style-name="Normal" style:family="paragraph">
      <style:paragraph-properties fo:margin-top="0.0694in" fo:margin-bottom="0.0694in" fo:line-height="100%"/>
    </style:style>
    <style:style style:name="T57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7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7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7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7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57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577" style:parent-style-name="Normal" style:family="paragraph">
      <style:paragraph-properties fo:margin-top="0.0694in" fo:margin-bottom="0.0694in" fo:line-height="100%"/>
    </style:style>
    <style:style style:name="T57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7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8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8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8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8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8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8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8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8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8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8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9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9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9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9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9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595" style:parent-style-name="Normal" style:family="paragraph">
      <style:paragraph-properties fo:margin-top="0.0694in" fo:margin-bottom="0.0694in" fo:line-height="100%"/>
    </style:style>
    <style:style style:name="T59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9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9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9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60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60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602" style:parent-style-name="Normal" style:family="paragraph">
      <style:paragraph-properties fo:margin-top="0.0694in" fo:margin-bottom="0.0694in" fo:line-height="100%"/>
    </style:style>
    <style:style style:name="T60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60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60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60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60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60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60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61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61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61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61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61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61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61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61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61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61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620" style:parent-style-name="Normal" style:family="paragraph">
      <style:paragraph-properties fo:margin-top="0.0694in" fo:margin-bottom="0.0694in" fo:line-height="100%"/>
    </style:style>
    <style:style style:name="T62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62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62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62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62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</office:automatic-styles>
  <office:body>
    <office:text text:use-soft-page-breaks="true">
      <text:h text:style-name="P1" text:outline-level="3">Ticket 1</text:h>
      <text:p text:style-name="P2"><text:span text:style-name="T3">Produit :</text:span><text:span text:style-name="T4"><text:s/>Trader en Herbe</text:span><text:span text:style-name="T5"><text:line-break/></text:span><text:span text:style-name="T6">Version :</text:span><text:span text:style-name="T7"><text:s/>1.2</text:span><text:span text:style-name="T8"><text:line-break/></text:span><text:span text:style-name="T9">Système d’exploitation :</text:span><text:span text:style-name="T10"><text:s/>iOS</text:span><text:span text:style-name="T11"><text:line-break/></text:span><text:span text:style-name="T12">Date de création :</text:span><text:span text:style-name="T13"><text:s/>2 mars 2023</text:span><text:span text:style-name="T14"><text:line-break/></text:span><text:span text:style-name="T15">Date de résolution :</text:span><text:span text:style-name="T16"><text:s/>16 avril 2023</text:span><text:span text:style-name="T17"><text:line-break/></text:span><text:span text:style-name="T18">Statut (résolu/en cours) :</text:span><text:span text:style-name="T19"><text:s/>Résolu</text:span></text:p>
      <text:p text:style-name="P20"><text:span text:style-name="T21">Problème :</text:span><text:span text:style-name="T22"><text:s/>L’utilisateur dit que les achats se font en double pour chaque achat effectué. Si l’utilisateur souhaite acheter 10 actions Apple, le programme effectue deux transactions, chacune pour 10 actions.</text:span><text:span text:style-name="T23"><text:line-break/></text:span><text:span text:style-name="T24">Résolution :</text:span><text:span text:style-name="T25"><text:s/>L’utilisateur était sur un réseau 3G et s’attendait à ce que l’achat soit effectué plus rapidement qu’il ne l’a été. L’utilisateur a cliqué sur le bouton d’achat. Comme l’écran n’a pas changé assez rapidement, il a cliqué à nouveau. Envoi d’une demande à l’équipe de développement pour ajouter une animation « en cours » lorsque des achats sont effectués et désactiver le bouton d’achat après le premier clic.</text:span></text:p>
      <text:h text:style-name="P26" text:outline-level="3">Ticket 2</text:h>
      <text:p text:style-name="P27"><text:span text:style-name="T28">Produit :</text:span><text:span text:style-name="T29"><text:s/>Maître des Investissements</text:span><text:span text:style-name="T30"><text:line-break/></text:span><text:span text:style-name="T31">Version :</text:span><text:span text:style-name="T32"><text:s/>2.1</text:span><text:span text:style-name="T33"><text:line-break/></text:span><text:span text:style-name="T34">Système d’exploitation :</text:span><text:span text:style-name="T35"><text:s/>Android</text:span><text:span text:style-name="T36"><text:line-break/></text:span><text:span text:style-name="T37">Date de création :</text:span><text:span text:style-name="T38"><text:s/>5 mars 2023</text:span><text:span text:style-name="T39"><text:line-break/></text:span><text:span text:style-name="T40">Date de résolution :</text:span><text:span text:style-name="T41"><text:s/>12 avril 2023</text:span><text:span text:style-name="T42"><text:line-break/></text:span><text:span text:style-name="T43">Statut (résolu/en cours) :</text:span><text:span text:style-name="T44"><text:s/>Résolu</text:span></text:p>
      <text:p text:style-name="P45"><text:span text:style-name="T46">Problème :</text:span><text:span text:style-name="T47"><text:s/>L’application se ferme de manière inattendue lors de l’accès à l’historique des transactions.</text:span><text:span text:style-name="T48"><text:line-break/></text:span><text:span text:style-name="T49">Résolution :</text:span><text:span text:style-name="T50"><text:s/>Correction d’une fuite de mémoire dans le module de gestion de l’historique des transactions.</text:span></text:p>
      <text:h text:style-name="P51" text:outline-level="3">Ticket 3</text:h>
      <text:p text:style-name="P52"><text:span text:style-name="T53">Produit :</text:span><text:span text:style-name="T54"><text:s/>Planificateur d’Entraînement</text:span><text:span text:style-name="T55"><text:line-break/></text:span><text:span text:style-name="T56">Version :</text:span><text:span text:style-name="T57"><text:s/>3.0</text:span><text:span text:style-name="T58"><text:line-break/></text:span><text:span text:style-name="T59">Système d’exploitation :</text:span><text:span text:style-name="T60"><text:s/>iOS</text:span><text:span text:style-name="T61"><text:line-break/></text:span><text:span text:style-name="T62">Date de création :</text:span><text:span text:style-name="T63"><text:s/>10 mars 2023</text:span><text:span text:style-name="T64"><text:line-break/></text:span><text:span text:style-name="T65">Date de résolution :</text:span><text:span text:style-name="T66"><text:s/>25 mars 2023</text:span><text:span text:style-name="T67"><text:line-break/></text:span><text:span text:style-name="T68">Statut (résolu/en cours) :</text:span><text:span text:style-name="T69"><text:s/>Résolu</text:span></text:p>
      <text:p text:style-name="P70"><text:span text:style-name="T71">Problème :</text:span><text:span text:style-name="T72"><text:s/>Les notifications de rappel d’entraînement ne fonctionnent pas.</text:span><text:span text:style-name="T73"><text:line-break/></text:span><text:span text:style-name="T74">Résolution :</text:span><text:span text:style-name="T75"><text:s/>Réglage des paramètres de notification dans le code et ajout de tests pour s’assurer que les notifications fonctionnent correctement.</text:span></text:p>
      <text:h text:style-name="P76" text:outline-level="3">Ticket 4</text:h>
      <text:p text:style-name="P77"><text:span text:style-name="T78">Produit :</text:span><text:span text:style-name="T79"><text:s/>Planificateur d’Anxiété Sociale</text:span><text:span text:style-name="T80"><text:line-break/></text:span><text:span text:style-name="T81">Version :</text:span><text:span text:style-name="T82"><text:s/>1.0</text:span><text:span text:style-name="T83"><text:line-break/></text:span><text:span text:style-name="T84">Système d’exploitation :</text:span><text:span text:style-name="T85"><text:s/>Android</text:span><text:span text:style-name="T86"><text:line-break/></text:span><text:soft-page-break/><text:span text:style-name="T87">Date de création :</text:span><text:span text:style-name="T88"><text:s/>15 mars 2023</text:span><text:span text:style-name="T89"><text:line-break/></text:span><text:span text:style-name="T90">Date de résolution :</text:span><text:span text:style-name="T91"><text:s/>30 mars 2023</text:span><text:span text:style-name="T92"><text:line-break/></text:span><text:span text:style-name="T93">Statut (résolu/en cours) :</text:span><text:span text:style-name="T94"><text:s/>Résolu</text:span></text:p>
      <text:p text:style-name="P95"><text:span text:style-name="T96">Problème :</text:span><text:span text:style-name="T97"><text:s/>L’application ne sauvegarde pas les paramètres personnalisés de l’utilisateur.</text:span><text:span text:style-name="T98"><text:line-break/></text:span><text:span text:style-name="T99">Résolution :</text:span><text:span text:style-name="T100"><text:s/>Correction de la méthode de sauvegarde des paramètres utilisateur pour assurer la persistance des données.</text:span></text:p>
      <text:h text:style-name="P101" text:outline-level="3">Ticket 5</text:h>
      <text:p text:style-name="P102"><text:span text:style-name="T103">Produit :</text:span><text:span text:style-name="T104"><text:s/>Trader en Herbe</text:span><text:span text:style-name="T105"><text:line-break/></text:span><text:span text:style-name="T106">Version :</text:span><text:span text:style-name="T107"><text:s/>1.2</text:span><text:span text:style-name="T108"><text:line-break/></text:span><text:span text:style-name="T109">Système d’exploitation :</text:span><text:span text:style-name="T110"><text:s/>iOS</text:span><text:span text:style-name="T111"><text:line-break/></text:span><text:span text:style-name="T112">Date de création :</text:span><text:span text:style-name="T113"><text:s/>2 avril 2023</text:span><text:span text:style-name="T114"><text:line-break/></text:span><text:span text:style-name="T115">Date de résolution :</text:span><text:span text:style-name="T116"><text:s/>N/A</text:span><text:span text:style-name="T117"><text:line-break/></text:span><text:span text:style-name="T118">Statut (résolu/en cours) :</text:span><text:span text:style-name="T119"><text:s/>En cours</text:span></text:p>
      <text:p text:style-name="P120"><text:span text:style-name="T121">Problème :</text:span><text:span text:style-name="T122"><text:s/>Le graphique de performance des actions ne se met pas à jour en temps réel.</text:span><text:span text:style-name="T123"><text:line-break/></text:span><text:span text:style-name="T124">Résolution :</text:span><text:span text:style-name="T125"><text:s/>N/A (en cours d’investigation par l’équipe de développement).</text:span></text:p>
      <text:h text:style-name="P126" text:outline-level="3">Ticket 6</text:h>
      <text:p text:style-name="P127"><text:span text:style-name="T128">Produit :</text:span><text:span text:style-name="T129"><text:s/>Maître des Investissements</text:span><text:span text:style-name="T130"><text:line-break/></text:span><text:span text:style-name="T131">Version :</text:span><text:span text:style-name="T132"><text:s/>2.1</text:span><text:span text:style-name="T133"><text:line-break/></text:span><text:span text:style-name="T134">Système d’exploitation :</text:span><text:span text:style-name="T135"><text:s/>iOS</text:span><text:span text:style-name="T136"><text:line-break/></text:span><text:span text:style-name="T137">Date de création :</text:span><text:span text:style-name="T138"><text:s/>10 avril 2023</text:span><text:span text:style-name="T139"><text:line-break/></text:span><text:span text:style-name="T140">Date de résolution :</text:span><text:span text:style-name="T141"><text:s/>N/A</text:span><text:span text:style-name="T142"><text:line-break/></text:span><text:span text:style-name="T143">Statut (résolu/en cours) :</text:span><text:span text:style-name="T144"><text:s/>En cours</text:span></text:p>
      <text:p text:style-name="P145"><text:span text:style-name="T146">Problème :</text:span><text:span text:style-name="T147"><text:s/>L’application se bloque lors de l’ajout de nouvelles stratégies d’investissement.</text:span><text:span text:style-name="T148"><text:line-break/></text:span><text:span text:style-name="T149">Résolution :</text:span><text:span text:style-name="T150"><text:s/>N/A (analyse en cours pour identifier la cause du blocage).</text:span></text:p>
      <text:h text:style-name="P151" text:outline-level="3">Ticket 7</text:h>
      <text:p text:style-name="P152"><text:span text:style-name="T153">Produit :</text:span><text:span text:style-name="T154"><text:s/>Planificateur d’Entraînement</text:span><text:span text:style-name="T155"><text:line-break/></text:span><text:span text:style-name="T156">Version :</text:span><text:span text:style-name="T157"><text:s/>3.0</text:span><text:span text:style-name="T158"><text:line-break/></text:span><text:span text:style-name="T159">Système d’exploitation :</text:span><text:span text:style-name="T160"><text:s/>Android</text:span><text:span text:style-name="T161"><text:line-break/></text:span><text:span text:style-name="T162">Date de création :</text:span><text:span text:style-name="T163"><text:s/>12 avril 2023</text:span><text:span text:style-name="T164"><text:line-break/></text:span><text:span text:style-name="T165">Date de résolution :</text:span><text:span text:style-name="T166"><text:s/>20 avril 2023</text:span><text:span text:style-name="T167"><text:line-break/></text:span><text:span text:style-name="T168">Statut (résolu/en cours) :</text:span><text:span text:style-name="T169"><text:s/>Résolu</text:span></text:p>
      <text:p text:style-name="P170"><text:span text:style-name="T171">Problème :</text:span><text:span text:style-name="T172"><text:s/>Les données de progression de l’entraînement ne se synchronisent pas entre les appareils.</text:span><text:span text:style-name="T173"><text:line-break/></text:span><text:span text:style-name="T174">Résolution :</text:span><text:span text:style-name="T175"><text:s/>Mise à jour du système de synchronisation des données pour gérer les conflits et les erreurs de synchronisation.</text:span></text:p>
      <text:h text:style-name="P176" text:outline-level="3">Ticket 8</text:h>
      <text:p text:style-name="P177"><text:span text:style-name="T178">Produit :</text:span><text:span text:style-name="T179"><text:s/>Planificateur d’Anxiété Sociale</text:span><text:span text:style-name="T180"><text:line-break/></text:span><text:span text:style-name="T181">Version :</text:span><text:span text:style-name="T182"><text:s/>1.0</text:span><text:span text:style-name="T183"><text:line-break/></text:span><text:soft-page-break/><text:span text:style-name="T184">Système d’exploitation :</text:span><text:span text:style-name="T185"><text:s/>iOS</text:span><text:span text:style-name="T186"><text:line-break/></text:span><text:span text:style-name="T187">Date de création :</text:span><text:span text:style-name="T188"><text:s/>15 avril 2023</text:span><text:span text:style-name="T189"><text:line-break/></text:span><text:span text:style-name="T190">Date de résolution :</text:span><text:span text:style-name="T191"><text:s/>22 avril 2023</text:span><text:span text:style-name="T192"><text:line-break/></text:span><text:span text:style-name="T193">Statut (résolu/en cours) :</text:span><text:span text:style-name="T194"><text:s/>Résolu</text:span></text:p>
      <text:p text:style-name="P195"><text:span text:style-name="T196">Problème :</text:span><text:span text:style-name="T197"><text:s/>Les exercices de relaxation ne se chargent pas correctement.</text:span><text:span text:style-name="T198"><text:line-break/></text:span><text:span text:style-name="T199">Résolution :</text:span><text:span text:style-name="T200"><text:s/>Correction du chemin d’accès aux fichiers d’exercices de relaxation et ajout de tests de chargement.</text:span></text:p>
      <text:h text:style-name="P201" text:outline-level="3">Ticket 9</text:h>
      <text:p text:style-name="P202"><text:span text:style-name="T203">Produit :</text:span><text:span text:style-name="T204"><text:s/>Trader en Herbe</text:span><text:span text:style-name="T205"><text:line-break/></text:span><text:span text:style-name="T206">Version :</text:span><text:span text:style-name="T207"><text:s/>1.3</text:span><text:span text:style-name="T208"><text:line-break/></text:span><text:span text:style-name="T209">Système d’exploitation :</text:span><text:span text:style-name="T210"><text:s/>Android</text:span><text:span text:style-name="T211"><text:line-break/></text:span><text:span text:style-name="T212">Date de création :</text:span><text:span text:style-name="T213"><text:s/>20 avril 2023</text:span><text:span text:style-name="T214"><text:line-break/></text:span><text:span text:style-name="T215">Date de résolution :</text:span><text:span text:style-name="T216"><text:s/>N/A</text:span><text:span text:style-name="T217"><text:line-break/></text:span><text:span text:style-name="T218">Statut (résolu/en cours) :</text:span><text:span text:style-name="T219"><text:s/>En cours</text:span></text:p>
      <text:p text:style-name="P220"><text:span text:style-name="T221">Problème :</text:span><text:span text:style-name="T222"><text:s/>Problèmes de connexion fréquents lors de l’utilisation de réseaux Wi-Fi publics.</text:span><text:span text:style-name="T223"><text:line-break/></text:span><text:span text:style-name="T224">Résolution :</text:span><text:span text:style-name="T225"><text:s/>N/A (en cours d’examen pour des problèmes de connectivité réseau).</text:span></text:p>
      <text:h text:style-name="P226" text:outline-level="3">Ticket 10</text:h>
      <text:p text:style-name="P227"><text:span text:style-name="T228">Produit :</text:span><text:span text:style-name="T229"><text:s/>Maître des Investissements</text:span><text:span text:style-name="T230"><text:line-break/></text:span><text:span text:style-name="T231">Version :</text:span><text:span text:style-name="T232"><text:s/>2.2</text:span><text:span text:style-name="T233"><text:line-break/></text:span><text:span text:style-name="T234">Système d’exploitation :</text:span><text:span text:style-name="T235"><text:s/>Android</text:span><text:span text:style-name="T236"><text:line-break/></text:span><text:span text:style-name="T237">Date de création :</text:span><text:span text:style-name="T238"><text:s/>22 avril 2023</text:span><text:span text:style-name="T239"><text:line-break/></text:span><text:span text:style-name="T240">Date de résolution :</text:span><text:span text:style-name="T241"><text:s/>5 mai 2023</text:span><text:span text:style-name="T242"><text:line-break/></text:span><text:span text:style-name="T243">Statut (résolu/en cours) :</text:span><text:span text:style-name="T244"><text:s/>Résolu</text:span></text:p>
      <text:p text:style-name="P245"><text:span text:style-name="T246">Problème :</text:span><text:span text:style-name="T247"><text:s/>Les graphiques de performance ne s’affichent pas correctement sur les écrans de haute résolution.</text:span><text:span text:style-name="T248"><text:line-break/></text:span><text:span text:style-name="T249">Résolution :</text:span><text:span text:style-name="T250"><text:s/>Ajustement des paramètres de rendu graphique pour les écrans de haute résolution.</text:span></text:p>
      <text:h text:style-name="P251" text:outline-level="3">Ticket 11</text:h>
      <text:p text:style-name="P252"><text:span text:style-name="T253">Produit :</text:span><text:span text:style-name="T254"><text:s/>Planificateur d’Entraînement</text:span><text:span text:style-name="T255"><text:line-break/></text:span><text:span text:style-name="T256">Version :</text:span><text:span text:style-name="T257"><text:s/>3.1</text:span><text:span text:style-name="T258"><text:line-break/></text:span><text:span text:style-name="T259">Système d’exploitation :</text:span><text:span text:style-name="T260"><text:s/>iOS</text:span><text:span text:style-name="T261"><text:line-break/></text:span><text:span text:style-name="T262">Date de création :</text:span><text:span text:style-name="T263"><text:s/>1 mai 2023</text:span><text:span text:style-name="T264"><text:line-break/></text:span><text:span text:style-name="T265">Date de résolution :</text:span><text:span text:style-name="T266"><text:s/>10 mai 2023</text:span><text:span text:style-name="T267"><text:line-break/></text:span><text:span text:style-name="T268">Statut (résolu/en cours) :</text:span><text:span text:style-name="T269"><text:s/>Résolu</text:span></text:p>
      <text:p text:style-name="P270"><text:span text:style-name="T271">Problème :</text:span><text:span text:style-name="T272"><text:s/>Impossible de supprimer des séances d’entraînement planifiées.</text:span><text:span text:style-name="T273"><text:line-break/></text:span><text:span text:style-name="T274">Résolution :</text:span><text:span text:style-name="T275"><text:s/>Correction de la fonctionnalité de suppression dans la base de données.</text:span></text:p>
      <text:h text:style-name="P276" text:outline-level="3">Ticket 12</text:h>
      <text:soft-page-break/>
      <text:p text:style-name="P277"><text:span text:style-name="T278">Produit :</text:span><text:span text:style-name="T279"><text:s/>Planificateur d’Anxiété Sociale</text:span><text:span text:style-name="T280"><text:line-break/></text:span><text:span text:style-name="T281">Version :</text:span><text:span text:style-name="T282"><text:s/>1.1</text:span><text:span text:style-name="T283"><text:line-break/></text:span><text:span text:style-name="T284">Système d’exploitation :</text:span><text:span text:style-name="T285"><text:s/>Android</text:span><text:span text:style-name="T286"><text:line-break/></text:span><text:span text:style-name="T287">Date de création :</text:span><text:span text:style-name="T288"><text:s/>5 mai 2023</text:span><text:span text:style-name="T289"><text:line-break/></text:span><text:span text:style-name="T290">Date de résolution :</text:span><text:span text:style-name="T291"><text:s/>12 mai 2023</text:span><text:span text:style-name="T292"><text:line-break/></text:span><text:span text:style-name="T293">Statut (résolu/en cours) :</text:span><text:span text:style-name="T294"><text:s/>Résolu</text:span></text:p>
      <text:p text:style-name="P295"><text:span text:style-name="T296">Problème :</text:span><text:span text:style-name="T297"><text:s/>L’application se fige lors de la création d’un nouveau profil utilisateur.</text:span><text:span text:style-name="T298"><text:line-break/></text:span><text:span text:style-name="T299">Résolution :</text:span><text:span text:style-name="T300"><text:s/>Correction d’une boucle infinie dans le processus de création de profil.</text:span></text:p>
      <text:h text:style-name="P301" text:outline-level="3">Ticket 13</text:h>
      <text:p text:style-name="P302"><text:span text:style-name="T303">Produit :</text:span><text:span text:style-name="T304"><text:s/>Trader en Herbe</text:span><text:span text:style-name="T305"><text:line-break/></text:span><text:span text:style-name="T306">Version :</text:span><text:span text:style-name="T307"><text:s/>1.4</text:span><text:span text:style-name="T308"><text:line-break/></text:span><text:span text:style-name="T309">Système d’exploitation :</text:span><text:span text:style-name="T310"><text:s/>iOS</text:span><text:span text:style-name="T311"><text:line-break/></text:span><text:span text:style-name="T312">Date de création :</text:span><text:span text:style-name="T313"><text:s/>8 mai 2023</text:span><text:span text:style-name="T314"><text:line-break/></text:span><text:span text:style-name="T315">Date de résolution :</text:span><text:span text:style-name="T316"><text:s/>N/A</text:span><text:span text:style-name="T317"><text:line-break/></text:span><text:span text:style-name="T318">Statut (résolu/en cours) :</text:span><text:span text:style-name="T319"><text:s/>En cours</text:span></text:p>
      <text:p text:style-name="P320"><text:span text:style-name="T321">Problème :</text:span><text:span text:style-name="T322"><text:s/>Les notifications de prix des actions sont retardées.</text:span><text:span text:style-name="T323"><text:line-break/></text:span><text:span text:style-name="T324">Résolution :</text:span><text:span text:style-name="T325"><text:s/>N/A (analyse en cours pour optimiser le système de notification).</text:span></text:p>
      <text:h text:style-name="P326" text:outline-level="3">Ticket 14</text:h>
      <text:p text:style-name="P327"><text:span text:style-name="T328">Produit :</text:span><text:span text:style-name="T329"><text:s/>Maître des Investissements</text:span><text:span text:style-name="T330"><text:line-break/></text:span><text:span text:style-name="T331">Version :</text:span><text:span text:style-name="T332"><text:s/>2.2</text:span><text:span text:style-name="T333"><text:line-break/></text:span><text:span text:style-name="T334">Système d’exploitation :</text:span><text:span text:style-name="T335"><text:s/>iOS</text:span><text:span text:style-name="T336"><text:line-break/></text:span><text:span text:style-name="T337">Date de création :</text:span><text:span text:style-name="T338"><text:s/>10 mai 2023</text:span><text:span text:style-name="T339"><text:line-break/></text:span><text:span text:style-name="T340">Date de résolution :</text:span><text:span text:style-name="T341"><text:s/>N/A</text:span><text:span text:style-name="T342"><text:line-break/></text:span><text:span text:style-name="T343">Statut (résolu/en cours) :</text:span><text:span text:style-name="T344"><text:s/>En cours</text:span></text:p>
      <text:p text:style-name="P345"><text:span text:style-name="T346">Problème :</text:span><text:span text:style-name="T347"><text:s/>Les utilisateurs ne peuvent pas se déconnecter de leur compte.</text:span><text:span text:style-name="T348"><text:line-break/></text:span><text:span text:style-name="T349">Résolution :</text:span><text:span text:style-name="T350"><text:s/>N/A (en cours d’investigation par l’équipe de développement).</text:span></text:p>
      <text:h text:style-name="P351" text:outline-level="3">Ticket 15</text:h>
      <text:p text:style-name="P352"><text:span text:style-name="T353">Produit :</text:span><text:span text:style-name="T354"><text:s/>Planificateur d’Entraînement</text:span><text:span text:style-name="T355"><text:line-break/></text:span><text:span text:style-name="T356">Version :</text:span><text:span text:style-name="T357"><text:s/>3.2</text:span><text:span text:style-name="T358"><text:line-break/></text:span><text:span text:style-name="T359">Système d’exploitation :</text:span><text:span text:style-name="T360"><text:s/>Android</text:span><text:span text:style-name="T361"><text:line-break/></text:span><text:span text:style-name="T362">Date de création :</text:span><text:span text:style-name="T363"><text:s/>15 mai 2023</text:span><text:span text:style-name="T364"><text:line-break/></text:span><text:span text:style-name="T365">Date de résolution :</text:span><text:span text:style-name="T366"><text:s/>20 mai 2023</text:span><text:span text:style-name="T367"><text:line-break/></text:span><text:span text:style-name="T368">Statut (résolu/en cours) :</text:span><text:span text:style-name="T369"><text:s/>Résolu</text:span></text:p>
      <text:p text:style-name="P370"><text:span text:style-name="T371">Problème :</text:span><text:span text:style-name="T372"><text:s/>L’application ne compte pas correctement les pas lors des sessions de marche.</text:span><text:span text:style-name="T373"><text:line-break/></text:span><text:span text:style-name="T374">Résolution :</text:span><text:span text:style-name="T375"><text:s/>Ajustement de l’algorithme de comptage des pas pour une meilleure précision.</text:span></text:p>
      <text:h text:style-name="P376" text:outline-level="3">Ticket 16</text:h>
      <text:p text:style-name="P377"><text:span text:style-name="T378">Produit :</text:span><text:span text:style-name="T379"><text:s/>Planificateur d’Anxiété Sociale</text:span><text:span text:style-name="T380"><text:line-break/></text:span><text:span text:style-name="T381">Version :</text:span><text:span text:style-name="T382"><text:s/>1.1</text:span><text:span text:style-name="T383"><text:line-break/></text:span><text:soft-page-break/><text:span text:style-name="T384">Système d’exploitation :</text:span><text:span text:style-name="T385"><text:s/>iOS</text:span><text:span text:style-name="T386"><text:line-break/></text:span><text:span text:style-name="T387">Date de création :</text:span><text:span text:style-name="T388"><text:s/>18 mai 2023</text:span><text:span text:style-name="T389"><text:line-break/></text:span><text:span text:style-name="T390">Date de résolution :</text:span><text:span text:style-name="T391"><text:s/>25 mai 2023</text:span><text:span text:style-name="T392"><text:line-break/></text:span><text:span text:style-name="T393">Statut (résolu/en cours) :</text:span><text:span text:style-name="T394"><text:s/>Résolu</text:span></text:p>
      <text:p text:style-name="P395"><text:span text:style-name="T396">Problème :</text:span><text:span text:style-name="T397"><text:s/>Les rappels de méditation apparaissent en double.</text:span><text:span text:style-name="T398"><text:line-break/></text:span><text:span text:style-name="T399">Résolution :</text:span><text:span text:style-name="T400"><text:s/>Correction du système de gestion des notifications pour éviter les doublons.</text:span></text:p>
      <text:h text:style-name="P401" text:outline-level="3">Ticket 17</text:h>
      <text:p text:style-name="P402"><text:span text:style-name="T403">Produit :</text:span><text:span text:style-name="T404"><text:s/>Trader en Herbe</text:span><text:span text:style-name="T405"><text:line-break/></text:span><text:span text:style-name="T406">Version :</text:span><text:span text:style-name="T407"><text:s/>1.4</text:span><text:span text:style-name="T408"><text:line-break/></text:span><text:span text:style-name="T409">Système d’exploitation :</text:span><text:span text:style-name="T410"><text:s/>Android</text:span><text:span text:style-name="T411"><text:line-break/></text:span><text:span text:style-name="T412">Date de création :</text:span><text:span text:style-name="T413"><text:s/>22 mai 2023</text:span><text:span text:style-name="T414"><text:line-break/></text:span><text:span text:style-name="T415">Date de résolution :</text:span><text:span text:style-name="T416"><text:s/>N/A</text:span><text:span text:style-name="T417"><text:line-break/></text:span><text:span text:style-name="T418">Statut (résolu/en cours) :</text:span><text:span text:style-name="T419"><text:s/>En cours</text:span></text:p>
      <text:p text:style-name="P420"><text:span text:style-name="T421">Problème :</text:span><text:span text:style-name="T422"><text:s/>Les utilisateurs ne peuvent pas ajouter de nouvelles actions à leur portefeuille.</text:span><text:span text:style-name="T423"><text:line-break/></text:span><text:span text:style-name="T424">Résolution :</text:span><text:span text:style-name="T425"><text:s/>N/A (analyse en cours pour résoudre ce problème de gestion du portefeuille).</text:span></text:p>
      <text:h text:style-name="P426" text:outline-level="3">Ticket 18</text:h>
      <text:p text:style-name="P427"><text:span text:style-name="T428">Produit :</text:span><text:span text:style-name="T429"><text:s/>Maître des Investissements</text:span><text:span text:style-name="T430"><text:line-break/></text:span><text:span text:style-name="T431">Version :</text:span><text:span text:style-name="T432"><text:s/>2.3</text:span><text:span text:style-name="T433"><text:line-break/></text:span><text:span text:style-name="T434">Système d’exploitation :</text:span><text:span text:style-name="T435"><text:s/>Android</text:span><text:span text:style-name="T436"><text:line-break/></text:span><text:span text:style-name="T437">Date de création :</text:span><text:span text:style-name="T438"><text:s/>25 mai 2023</text:span><text:span text:style-name="T439"><text:line-break/></text:span><text:span text:style-name="T440">Date de résolution :</text:span><text:span text:style-name="T441"><text:s/>1 juin 2023</text:span><text:span text:style-name="T442"><text:line-break/></text:span><text:span text:style-name="T443">Statut (résolu/en cours) :</text:span><text:span text:style-name="T444"><text:s/>Résolu</text:span></text:p>
      <text:p text:style-name="P445"><text:span text:style-name="T446">Problème :</text:span><text:span text:style-name="T447"><text:s/>L’application affiche des valeurs incorrectes pour les bénéfices nets.</text:span><text:span text:style-name="T448"><text:line-break/></text:span><text:span text:style-name="T449">Résolution :</text:span><text:span text:style-name="T450"><text:s/>Correction de l’algorithme de calcul des bénéfices nets.</text:span></text:p>
      <text:h text:style-name="P451" text:outline-level="3">Ticket 19</text:h>
      <text:p text:style-name="P452"><text:span text:style-name="T453">Produit :</text:span><text:span text:style-name="T454"><text:s/>Planificateur d’Entraînement</text:span><text:span text:style-name="T455"><text:line-break/></text:span><text:span text:style-name="T456">Version :</text:span><text:span text:style-name="T457"><text:s/>3.3</text:span><text:span text:style-name="T458"><text:line-break/></text:span><text:span text:style-name="T459">Système d’exploitation :</text:span><text:span text:style-name="T460"><text:s/>iOS</text:span><text:span text:style-name="T461"><text:line-break/></text:span><text:span text:style-name="T462">Date de création :</text:span><text:span text:style-name="T463"><text:s/>30 mai 2023</text:span><text:span text:style-name="T464"><text:line-break/></text:span><text:span text:style-name="T465">Date de résolution :</text:span><text:span text:style-name="T466"><text:s/>10 juin 2023</text:span><text:span text:style-name="T467"><text:line-break/></text:span><text:span text:style-name="T468">Statut (résolu/en cours) :</text:span><text:span text:style-name="T469"><text:s/>Résolu</text:span></text:p>
      <text:p text:style-name="P470"><text:span text:style-name="T471">Problème :</text:span><text:span text:style-name="T472"><text:s/>L’application se ferme lors de la tentative de partage des résultats d’entraînement sur les réseaux sociaux.</text:span><text:span text:style-name="T473"><text:line-break/></text:span><text:span text:style-name="T474">Résolution :</text:span><text:span text:style-name="T475"><text:s/>Correction des permissions d’accès aux réseaux sociaux et mise à jour du module de partage.</text:span></text:p>
      <text:h text:style-name="P476" text:outline-level="3">Ticket 20</text:h>
      <text:p text:style-name="P477"><text:span text:style-name="T478">Produit :</text:span><text:span text:style-name="T479"><text:s/>Planificateur d’Anxiété Sociale</text:span><text:span text:style-name="T480"><text:line-break/></text:span><text:span text:style-name="T481">Version :</text:span><text:span text:style-name="T482"><text:s/>1.2</text:span><text:span text:style-name="T483"><text:line-break/></text:span><text:soft-page-break/><text:span text:style-name="T484">Système d’exploitation :</text:span><text:span text:style-name="T485"><text:s/>Android</text:span><text:span text:style-name="T486"><text:line-break/></text:span><text:span text:style-name="T487">Date de création :</text:span><text:span text:style-name="T488"><text:s/>1 juin 2023</text:span><text:span text:style-name="T489"><text:line-break/></text:span><text:span text:style-name="T490">Date de résolution :</text:span><text:span text:style-name="T491"><text:s/>N/A</text:span><text:span text:style-name="T492"><text:line-break/></text:span><text:span text:style-name="T493">Statut (résolu/en cours) :</text:span><text:span text:style-name="T494"><text:s/>En cours</text:span></text:p>
      <text:p text:style-name="P495"><text:span text:style-name="T496">Problème :</text:span><text:span text:style-name="T497"><text:s/>Les utilisateurs signalent des plantages fréquents lors de l’utilisation de la fonctionnalité de journal de bord.</text:span><text:span text:style-name="T498"><text:line-break/></text:span><text:span text:style-name="T499">Résolution :</text:span><text:span text:style-name="T500"><text:s/>N/A (investigation en cours pour identifier la cause des plantages).</text:span></text:p>
      <text:h text:style-name="P501" text:outline-level="3">Ticket 21</text:h>
      <text:p text:style-name="P502"><text:span text:style-name="T503">Produit :</text:span><text:span text:style-name="T504"><text:s/>Trader en Herbe</text:span><text:span text:style-name="T505"><text:line-break/></text:span><text:span text:style-name="T506">Version :</text:span><text:span text:style-name="T507"><text:s/>1.5</text:span><text:span text:style-name="T508"><text:line-break/></text:span><text:span text:style-name="T509">Système d’exploitation :</text:span><text:span text:style-name="T510"><text:s/>iOS</text:span><text:span text:style-name="T511"><text:line-break/></text:span><text:span text:style-name="T512">Date de création :</text:span><text:span text:style-name="T513"><text:s/>5 juin 2023</text:span><text:span text:style-name="T514"><text:line-break/></text:span><text:span text:style-name="T515">Date de résolution :</text:span><text:span text:style-name="T516"><text:s/>15 juin 2023</text:span><text:span text:style-name="T517"><text:line-break/></text:span><text:span text:style-name="T518">Statut (résolu/en cours) :</text:span><text:span text:style-name="T519"><text:s/>Résolu</text:span></text:p>
      <text:p text:style-name="P520"><text:span text:style-name="T521">Problème :</text:span><text:span text:style-name="T522"><text:s/>Les graphiques de performance ne s’affichent pas correctement sur les écrans Retina.</text:span><text:span text:style-name="T523"><text:line-break/></text:span><text:span text:style-name="T524">Résolution :</text:span><text:span text:style-name="T525"><text:s/>Ajustement des paramètres de rendu graphique pour les écrans Retina.</text:span></text:p>
      <text:h text:style-name="P526" text:outline-level="3">Ticket 22</text:h>
      <text:p text:style-name="P527"><text:span text:style-name="T528">Produit :</text:span><text:span text:style-name="T529"><text:s/>Maître des Investissements</text:span><text:span text:style-name="T530"><text:line-break/></text:span><text:span text:style-name="T531">Version :</text:span><text:span text:style-name="T532"><text:s/>2.3</text:span><text:span text:style-name="T533"><text:line-break/></text:span><text:span text:style-name="T534">Système d’exploitation :</text:span><text:span text:style-name="T535"><text:s/>iOS</text:span><text:span text:style-name="T536"><text:line-break/></text:span><text:span text:style-name="T537">Date de création :</text:span><text:span text:style-name="T538"><text:s/>8 juin 2023</text:span><text:span text:style-name="T539"><text:line-break/></text:span><text:span text:style-name="T540">Date de résolution :</text:span><text:span text:style-name="T541"><text:s/>18 juin 2023</text:span><text:span text:style-name="T542"><text:line-break/></text:span><text:span text:style-name="T543">Statut (résolu/en cours) :</text:span><text:span text:style-name="T544"><text:s/>Résolu</text:span></text:p>
      <text:p text:style-name="P545"><text:span text:style-name="T546">Problème :</text:span><text:span text:style-name="T547"><text:s/>Les alertes de prix des actions ne fonctionnent pas.</text:span><text:span text:style-name="T548"><text:line-break/></text:span><text:span text:style-name="T549">Résolution :</text:span><text:span text:style-name="T550"><text:s/>Correction du module de gestion des alertes de prix.</text:span></text:p>
      <text:h text:style-name="P551" text:outline-level="3">Ticket 23</text:h>
      <text:p text:style-name="P552"><text:span text:style-name="T553">Produit :</text:span><text:span text:style-name="T554"><text:s/>Planificateur d’Entraînement</text:span><text:span text:style-name="T555"><text:line-break/></text:span><text:span text:style-name="T556">Version :</text:span><text:span text:style-name="T557"><text:s/>3.4</text:span><text:span text:style-name="T558"><text:line-break/></text:span><text:span text:style-name="T559">Système d’exploitation :</text:span><text:span text:style-name="T560"><text:s/>Android</text:span><text:span text:style-name="T561"><text:line-break/></text:span><text:span text:style-name="T562">Date de création :</text:span><text:span text:style-name="T563"><text:s/>12 juin 2023</text:span><text:span text:style-name="T564"><text:line-break/></text:span><text:span text:style-name="T565">Date de résolution :</text:span><text:span text:style-name="T566"><text:s/>N/A</text:span><text:span text:style-name="T567"><text:line-break/></text:span><text:span text:style-name="T568">Statut (résolu/en cours) :</text:span><text:span text:style-name="T569"><text:s/>En cours</text:span></text:p>
      <text:p text:style-name="P570"><text:span text:style-name="T571">Problème :</text:span><text:span text:style-name="T572"><text:s/>Les utilisateurs ne peuvent pas accéder aux statistiques de leurs séances passées.</text:span><text:span text:style-name="T573"><text:line-break/></text:span><text:span text:style-name="T574">Résolution :</text:span><text:span text:style-name="T575"><text:s/>N/A (analyse en cours pour restaurer l’accès aux statistiques).</text:span></text:p>
      <text:h text:style-name="P576" text:outline-level="3">Ticket 24</text:h>
      <text:p text:style-name="P577"><text:span text:style-name="T578">Produit :</text:span><text:span text:style-name="T579"><text:s/>Planificateur d’Anxiété Sociale</text:span><text:span text:style-name="T580"><text:line-break/></text:span><text:span text:style-name="T581">Version :</text:span><text:span text:style-name="T582"><text:s/>1.2</text:span><text:span text:style-name="T583"><text:line-break/></text:span><text:soft-page-break/><text:span text:style-name="T584">Système d’exploitation :</text:span><text:span text:style-name="T585"><text:s/>iOS</text:span><text:span text:style-name="T586"><text:line-break/></text:span><text:span text:style-name="T587">Date de création :</text:span><text:span text:style-name="T588"><text:s/>15 juin 2023</text:span><text:span text:style-name="T589"><text:line-break/></text:span><text:span text:style-name="T590">Date de résolution :</text:span><text:span text:style-name="T591"><text:s/>25 juin 2023</text:span><text:span text:style-name="T592"><text:line-break/></text:span><text:span text:style-name="T593">Statut (résolu/en cours) :</text:span><text:span text:style-name="T594"><text:s/>Résolu</text:span></text:p>
      <text:p text:style-name="P595"><text:span text:style-name="T596">Problème :</text:span><text:span text:style-name="T597"><text:s/>Les paramètres de confidentialité ne sont pas sauvegardés correctement.</text:span><text:span text:style-name="T598"><text:line-break/></text:span><text:span text:style-name="T599">Résolution :</text:span><text:span text:style-name="T600"><text:s/>Correction de la méthode de sauvegarde des paramètres de confidentialité pour assurer la persistance des données.</text:span></text:p>
      <text:h text:style-name="P601" text:outline-level="3">Ticket 25</text:h>
      <text:p text:style-name="P602"><text:span text:style-name="T603">Produit :</text:span><text:span text:style-name="T604"><text:s/>Trader en Herbe</text:span><text:span text:style-name="T605"><text:line-break/></text:span><text:span text:style-name="T606">Version :</text:span><text:span text:style-name="T607"><text:s/>1.5</text:span><text:span text:style-name="T608"><text:line-break/></text:span><text:span text:style-name="T609">Système d’exploitation :</text:span><text:span text:style-name="T610"><text:s/>Android</text:span><text:span text:style-name="T611"><text:line-break/></text:span><text:span text:style-name="T612">Date de création :</text:span><text:span text:style-name="T613"><text:s/>20 juin 2023</text:span><text:span text:style-name="T614"><text:line-break/></text:span><text:span text:style-name="T615">Date de résolution :</text:span><text:span text:style-name="T616"><text:s/>N/A</text:span><text:span text:style-name="T617"><text:line-break/></text:span><text:span text:style-name="T618">Statut (résolu/en cours) :</text:span><text:span text:style-name="T619"><text:s/>En cours</text:span></text:p>
      <text:p text:style-name="P620"><text:span text:style-name="T621">Problème :</text:span><text:span text:style-name="T622"><text:s/>Les utilisateurs signalent des délais importants lors du passage des ordres de bourse.</text:span><text:span text:style-name="T623"><text:line-break/></text:span><text:span text:style-name="T624">Résolution :</text:span><text:span text:style-name="T625"><text:s/>N/A (en cours d’investigation pour optimiser la vitesse de traitement des ordres)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enoit Marechal</meta:initial-creator>
    <dc:creator>Benoit Marechal</dc:creator>
    <meta:creation-date>2024-07-17T13:56:00Z</meta:creation-date>
    <dc:date>2024-07-17T14:23:00Z</dc:date>
    <meta:template xlink:href="Normal.dotm" xlink:type="simple"/>
    <meta:editing-cycles>1</meta:editing-cycles>
    <meta:editing-duration>PT0S</meta:editing-duration>
    <meta:document-statistic meta:page-count="7" meta:paragraph-count="19" meta:word-count="1488" meta:character-count="9654" meta:row-count="68" meta:non-whitespace-character-count="8185"/>
  </office:meta>
</office:document-meta>
</file>